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/>
    </style:style>
    <style:style style:name="T1" style:family="text">
      <style:text-properties fo:font-size="2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502cm" svg:height="1.187cm" svg:x="-8.271cm" svg:y="7.604cm">
          <draw:text-box>
            <text:p/>
          </draw:text-box>
        </draw:frame>
        <draw:frame draw:style-name="gr4" draw:text-style-name="P4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5" draw:text-style-name="P4" draw:layer="layout" svg:width="3.048cm" svg:height="1.352cm" svg:x="8.874cm" svg:y="6.588cm">
          <draw:text-box>
            <text:p><text:span text:style-name="T1">Cel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49M53S</meta:editing-duration>
    <meta:editing-cycles>21</meta:editing-cycles>
    <meta:generator>LibreOffice/5.1.6.2$Linux_X86_64 LibreOffice_project/10m0$Build-2</meta:generator>
    <dc:date>2017-12-28T00:01:01.594332053</dc:date>
    <meta:document-statistic meta:object-count="5"/>
  </office:meta>
</office:document-meta>
</file>